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902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1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4" office:value-type="string">
            <text:p>Casting Time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cid-splash">Acid Splash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ACID DAMAGE 2x TARGETS</text:p>
          </table:table-cell>
        </table:table-row>
        <table:table-row table:style-name="ro1">
          <table:table-cell table:style-name="ce2" office:value-type="string">
            <text:p><text:a xlink:href="http://dnd5e.wikidot.com/spell:blade-ward">Blade Ward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RESIST WEAPON DAMAGE</text:p>
          </table:table-cell>
        </table:table-row>
        <table:table-row table:style-name="ro1">
          <table:table-cell table:style-name="ce2" office:value-type="string">
            <text:p><text:a xlink:href="http://dnd5e.wikidot.com/spell:booming-blade">Booming Blad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5-foot radius)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S, M</text:p>
          </table:table-cell>
          <table:table-cell/>
          <table:table-cell office:value-type="string">
            <text:p>EMPOWER WEAPON + DELAYED DAMAGE</text:p>
          </table:table-cell>
        </table:table-row>
        <table:table-row table:style-name="ro1">
          <table:table-cell table:style-name="ce2" office:value-type="string">
            <text:p><text:a xlink:href="http://dnd5e.wikidot.com/spell:chill-touch">Chill Touch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COLD DAMAGE + NO HP GAIN + CONDITIONAL DISADVANTAGE</text:p>
          </table:table-cell>
        </table:table-row>
        <table:table-row table:style-name="ro1">
          <table:table-cell table:style-name="ce2" office:value-type="string">
            <text:p><text:a xlink:href="http://dnd5e.wikidot.com/spell:control-flames">Control Flame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 or 1 hour</text:p>
          </table:table-cell>
          <table:table-cell table:style-name="ce2" office:value-type="string">
            <text:p>S</text:p>
          </table:table-cell>
          <table:table-cell/>
          <table:table-cell office:value-type="string">
            <text:p>CONTROL FLAMES</text:p>
          </table:table-cell>
        </table:table-row>
        <table:table-row table:style-name="ro1">
          <table:table-cell table:style-name="ce2" office:value-type="string">
            <text:p><text:a xlink:href="http://dnd5e.wikidot.com/spell:create-bonfire">Create Bonfir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FLAME DAMAGE CUBE</text:p>
          </table:table-cell>
        </table:table-row>
        <table:table-row table:style-name="ro1">
          <table:table-cell table:style-name="ce2" office:value-type="string">
            <text:p><text:a xlink:href="http://dnd5e.wikidot.com/spell:dancing-lights">Dancing Lights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 up to 1 minute</text:p>
          </table:table-cell>
          <table:table-cell table:style-name="ce2" office:value-type="string">
            <text:p>V, S, M</text:p>
          </table:table-cell>
          <table:table-cell/>
          <table:table-cell office:value-type="string">
            <text:p>LIGHT SPHERE</text:p>
          </table:table-cell>
        </table:table-row>
        <table:table-row table:style-name="ro1">
          <table:table-cell table:style-name="ce2" office:value-type="string">
            <text:p><text:a xlink:href="http://dnd5e.wikidot.com/spell:decompose">Decompose (HB)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NECROTIC DAMAGE</text:p>
          </table:table-cell>
        </table:table-row>
        <table:table-row table:style-name="ro1">
          <table:table-cell table:style-name="ce2" office:value-type="string">
            <text:p><text:a xlink:href="http://dnd5e.wikidot.com/spell:druidcraft">Druidcraft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PLANT GROWTH / ILLUSION</text:p>
          </table:table-cell>
        </table:table-row>
        <table:table-row table:style-name="ro1">
          <table:table-cell table:style-name="ce2" office:value-type="string">
            <text:p><text:a xlink:href="http://dnd5e.wikidot.com/spell:eldritch-blast">Eldritch Blas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FORCE DAMAGE</text:p>
          </table:table-cell>
        </table:table-row>
        <table:table-row table:style-name="ro1">
          <table:table-cell table:style-name="ce2" office:value-type="string">
            <text:p><text:a xlink:href="http://dnd5e.wikidot.com/spell:encode-thoughts">Encode Thoughts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S</text:p>
          </table:table-cell>
          <table:table-cell/>
          <table:table-cell office:value-type="string">
            <text:p>THOUGHT INTERACTION</text:p>
          </table:table-cell>
        </table:table-row>
        <table:table-row table:style-name="ro1">
          <table:table-cell table:style-name="ce2" office:value-type="string">
            <text:p><text:a xlink:href="http://dnd5e.wikidot.com/spell:fire-bolt">Fire Bol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FLAME DAMAGE </text:p>
          </table:table-cell>
        </table:table-row>
        <table:table-row table:style-name="ro1">
          <table:table-cell table:style-name="ce2" office:value-type="string">
            <text:p><text:a xlink:href="http://dnd5e.wikidot.com/spell:friends">Friends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S, M</text:p>
          </table:table-cell>
          <table:table-cell/>
          <table:table-cell office:value-type="string">
            <text:p>SOCIAL MINOR</text:p>
          </table:table-cell>
        </table:table-row>
        <table:table-row table:style-name="ro1">
          <table:table-cell table:style-name="ce2" office:value-type="string">
            <text:p><text:a xlink:href="http://dnd5e.wikidot.com/spell:frostbite">Frostbit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COLD DAMAGE + CONDITIONAL DISADVANTAGE</text:p>
          </table:table-cell>
        </table:table-row>
        <table:table-row table:style-name="ro1">
          <table:table-cell table:style-name="ce2" office:value-type="string">
            <text:p><text:a xlink:href="http://dnd5e.wikidot.com/spell:green-flame-blade">Green-Flame Blad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5-foot radius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S, M</text:p>
          </table:table-cell>
          <table:table-cell/>
          <table:table-cell office:value-type="string">
            <text:p>EMPOWER WEAPON 2x TARGETS</text:p>
          </table:table-cell>
        </table:table-row>
        <table:table-row table:style-name="ro1">
          <table:table-cell table:style-name="ce2" office:value-type="string">
            <text:p><text:a xlink:href="http://dnd5e.wikidot.com/spell:guidance">Guidanc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 up to 1 minute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EMPOWER OTHER</text:p>
          </table:table-cell>
        </table:table-row>
        <table:table-row table:style-name="ro1">
          <table:table-cell table:style-name="ce2" office:value-type="string">
            <text:p><text:a xlink:href="http://dnd5e.wikidot.com/spell:gust">Gust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WIND</text:p>
          </table:table-cell>
        </table:table-row>
        <table:table-row table:style-name="ro1">
          <table:table-cell table:style-name="ce2" office:value-type="string">
            <text:p><text:a xlink:href="http://dnd5e.wikidot.com/spell:hand-of-radiance">Hand of Radiance (UA)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5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RADIANT DAMAGE CUBE</text:p>
          </table:table-cell>
        </table:table-row>
        <table:table-row table:style-name="ro1">
          <table:table-cell table:style-name="ce2" office:value-type="string">
            <text:p><text:a xlink:href="http://dnd5e.wikidot.com/spell:infestation">Infestation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/>
          <table:table-cell office:value-type="string">
            <text:p>POSION DAMAGE + FORCED MOVEMENT</text:p>
          </table:table-cell>
        </table:table-row>
        <table:table-row table:style-name="ro1">
          <table:table-cell table:style-name="ce2" office:value-type="string">
            <text:p><text:a xlink:href="http://dnd5e.wikidot.com/spell:light">Ligh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M</text:p>
          </table:table-cell>
          <table:table-cell/>
          <table:table-cell office:value-type="string">
            <text:p>LIGHT</text:p>
          </table:table-cell>
        </table:table-row>
        <table:table-row table:style-name="ro1">
          <table:table-cell table:style-name="ce2" office:value-type="string">
            <text:p><text:a xlink:href="http://dnd5e.wikidot.com/spell:lightning-lure">Lightning Lur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5-foot radius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/>
          <table:table-cell office:value-type="string">
            <text:p>LIGHTNING DAMAGE + FORCED MOVEMENT</text:p>
          </table:table-cell>
        </table:table-row>
        <table:table-row table:style-name="ro1">
          <table:table-cell table:style-name="ce2" office:value-type="string">
            <text:p><text:a xlink:href="http://dnd5e.wikidot.com/spell:mage-hand">Mage Hand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REALIZE ILLUSION</text:p>
          </table:table-cell>
        </table:table-row>
        <table:table-row table:style-name="ro1">
          <table:table-cell table:style-name="ce2" office:value-type="string">
            <text:p><text:a xlink:href="http://dnd5e.wikidot.com/spell:magic-stone">Magic Ston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EMPOWER AMMO</text:p>
          </table:table-cell>
        </table:table-row>
        <table:table-row table:style-name="ro1">
          <table:table-cell table:style-name="ce2" office:value-type="string">
            <text:p><text:a xlink:href="http://dnd5e.wikidot.com/spell:mending">Mending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/>
          <table:table-cell office:value-type="string">
            <text:p>REPAIR OBJECT</text:p>
          </table:table-cell>
        </table:table-row>
        <table:table-row table:style-name="ro1">
          <table:table-cell table:style-name="ce2" office:value-type="string">
            <text:p><text:a xlink:href="http://dnd5e.wikidot.com/spell:message">Messag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, M</text:p>
          </table:table-cell>
          <table:table-cell/>
          <table:table-cell office:value-type="string">
            <text:p>THOUGHT INTERACTION</text:p>
          </table:table-cell>
        </table:table-row>
        <table:table-row table:style-name="ro1">
          <table:table-cell table:style-name="ce2" office:value-type="string">
            <text:p><text:a xlink:href="http://dnd5e.wikidot.com/spell:mind-sliver">Mind Sliver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</text:p>
          </table:table-cell>
          <table:table-cell/>
          <table:table-cell office:value-type="string">
            <text:p>PSYCHIC DAMAGE</text:p>
          </table:table-cell>
        </table:table-row>
        <table:table-row table:style-name="ro1">
          <table:table-cell table:style-name="ce2" office:value-type="string">
            <text:p><text:a xlink:href="http://dnd5e.wikidot.com/spell:minor-illusion">Minor Illusion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S, M</text:p>
          </table:table-cell>
          <table:table-cell/>
          <table:table-cell office:value-type="string">
            <text:p>ILLUSION</text:p>
          </table:table-cell>
        </table:table-row>
        <table:table-row table:style-name="ro1">
          <table:table-cell table:style-name="ce2" office:value-type="string">
            <text:p><text:a xlink:href="http://dnd5e.wikidot.com/spell:mold-earth">Mold Eart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 or 1 hour</text:p>
          </table:table-cell>
          <table:table-cell table:style-name="ce2" office:value-type="string">
            <text:p>S</text:p>
          </table:table-cell>
          <table:table-cell/>
          <table:table-cell office:value-type="string">
            <text:p>EARTH INTERACTION</text:p>
          </table:table-cell>
        </table:table-row>
        <table:table-row table:style-name="ro1">
          <table:table-cell table:style-name="ce2" office:value-type="string">
            <text:p><text:a xlink:href="http://dnd5e.wikidot.com/spell:on-off">On/Off (UA)</text:a></text:p>
          </table:table-cell>
          <table:table-cell table:style-name="ce3" office:value-type="string">
            <text:p>Transmutation 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ELECTRIC INTERACTION</text:p>
          </table:table-cell>
        </table:table-row>
        <table:table-row table:style-name="ro1">
          <table:table-cell table:style-name="ce2" office:value-type="string">
            <text:p><text:a xlink:href="http://dnd5e.wikidot.com/spell:poison-spray">Poison Spray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POSION DAMAGE</text:p>
          </table:table-cell>
        </table:table-row>
        <table:table-row table:style-name="ro1">
          <table:table-cell table:style-name="ce2" office:value-type="string">
            <text:p><text:a xlink:href="http://dnd5e.wikidot.com/spell:prestidigitation">Prestidigitation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Up to 1 hour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ILLUSION</text:p>
          </table:table-cell>
        </table:table-row>
        <table:table-row table:style-name="ro1">
          <table:table-cell table:style-name="ce2" office:value-type="string">
            <text:p><text:a xlink:href="http://dnd5e.wikidot.com/spell:primal-savagery">Primal Savagery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number-columns-repeated="2" table:style-name="ce5" office:value-type="string">
            <text:p>Self</text:p>
          </table:table-cell>
          <table:table-cell table:style-name="ce2" office:value-type="string">
            <text:p>S</text:p>
          </table:table-cell>
          <table:table-cell/>
          <table:table-cell office:value-type="string">
            <text:p>BEAST FORM</text:p>
          </table:table-cell>
        </table:table-row>
        <table:table-row table:style-name="ro1">
          <table:table-cell table:style-name="ce2" office:value-type="string">
            <text:p><text:a xlink:href="http://dnd5e.wikidot.com/spell:produce-flame">Produce Flam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FLAME DAMAGE </text:p>
          </table:table-cell>
        </table:table-row>
        <table:table-row table:style-name="ro1">
          <table:table-cell table:style-name="ce2" office:value-type="string">
            <text:p><text:a xlink:href="http://dnd5e.wikidot.com/spell:ray-of-frost">Ray of Fros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COLD DAMAGE + SPEED REDUCTION</text:p>
          </table:table-cell>
        </table:table-row>
        <table:table-row table:style-name="ro1">
          <table:table-cell table:style-name="ce2" office:value-type="string">
            <text:p><text:a xlink:href="http://dnd5e.wikidot.com/spell:resistance">Resistance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 up to 1 minute</text:p>
          </table:table-cell>
          <table:table-cell table:style-name="ce2" office:value-type="string">
            <text:p>V, S, M</text:p>
          </table:table-cell>
          <table:table-cell/>
          <table:table-cell office:value-type="string">
            <text:p>RESIST</text:p>
          </table:table-cell>
        </table:table-row>
        <table:table-row table:style-name="ro1">
          <table:table-cell table:style-name="ce2" office:value-type="string">
            <text:p><text:a xlink:href="http://dnd5e.wikidot.com/spell:sacred-flame">Sacred Flam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RADIANT DAMAGE</text:p>
          </table:table-cell>
        </table:table-row>
        <table:table-row table:style-name="ro1">
          <table:table-cell table:style-name="ce2" office:value-type="string">
            <text:p><text:a xlink:href="http://dnd5e.wikidot.com/spell:sapping-sting">Sapping Sting</text:a></text:p>
          </table:table-cell>
          <table:table-cell table:style-name="ce3" office:value-type="string">
            <text:p>Necromancy D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NECROTIC DAMAGE + PRONE</text:p>
          </table:table-cell>
        </table:table-row>
        <table:table-row table:style-name="ro1">
          <table:table-cell table:style-name="ce2" office:value-type="string">
            <text:p><text:a xlink:href="http://dnd5e.wikidot.com/spell:shape-water">Shape Water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 or 1 hour</text:p>
          </table:table-cell>
          <table:table-cell table:style-name="ce2" office:value-type="string">
            <text:p>S</text:p>
          </table:table-cell>
          <table:table-cell/>
          <table:table-cell office:value-type="string">
            <text:p>WATER INTERACTION</text:p>
          </table:table-cell>
        </table:table-row>
        <table:table-row table:style-name="ro1">
          <table:table-cell table:style-name="ce2" office:value-type="string">
            <text:p><text:a xlink:href="http://dnd5e.wikidot.com/spell:shillelagh">Shillelag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, M</text:p>
          </table:table-cell>
          <table:table-cell/>
          <table:table-cell office:value-type="string">
            <text:p>EMPOWER WEAPON</text:p>
          </table:table-cell>
        </table:table-row>
        <table:table-row table:style-name="ro1">
          <table:table-cell table:style-name="ce2" office:value-type="string">
            <text:p><text:a xlink:href="http://dnd5e.wikidot.com/spell:shocking-grasp">Shocking Grasp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ELECTRIC DAMAGE + NO REACTION</text:p>
          </table:table-cell>
        </table:table-row>
        <table:table-row table:style-name="ro1">
          <table:table-cell table:style-name="ce2" office:value-type="string">
            <text:p><text:a xlink:href="http://dnd5e.wikidot.com/spell:spare-the-dying">Spare the Dying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PREVENT DEATH</text:p>
          </table:table-cell>
        </table:table-row>
        <table:table-row table:style-name="ro1">
          <table:table-cell table:style-name="ce2" office:value-type="string">
            <text:p><text:a xlink:href="http://dnd5e.wikidot.com/spell:sword-burst">Sword Burst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5-foot radius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/>
          <table:table-cell office:value-type="string">
            <text:p>FORCE DAMAGE CUBE</text:p>
          </table:table-cell>
        </table:table-row>
        <table:table-row table:style-name="ro1">
          <table:table-cell table:style-name="ce2" office:value-type="string">
            <text:p><text:a xlink:href="http://dnd5e.wikidot.com/spell:thaumaturgy">Thaumaturgy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Up to 1 minute</text:p>
          </table:table-cell>
          <table:table-cell table:style-name="ce2" office:value-type="string">
            <text:p>V</text:p>
          </table:table-cell>
          <table:table-cell/>
          <table:table-cell office:value-type="string">
            <text:p>ILLUSION</text:p>
          </table:table-cell>
        </table:table-row>
        <table:table-row table:style-name="ro1">
          <table:table-cell table:style-name="ce2" office:value-type="string">
            <text:p><text:a xlink:href="http://dnd5e.wikidot.com/spell:thorn-whip">Thorn Whip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/>
          <table:table-cell office:value-type="string">
            <text:p>PLANT DAMAGE + FORCED MOVEMENT</text:p>
          </table:table-cell>
        </table:table-row>
        <table:table-row table:style-name="ro1">
          <table:table-cell table:style-name="ce2" office:value-type="string">
            <text:p><text:a xlink:href="http://dnd5e.wikidot.com/spell:thunderclap">Thunderclap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5-foot radius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S</text:p>
          </table:table-cell>
          <table:table-cell/>
          <table:table-cell office:value-type="string">
            <text:p>FORCE DAMAGE + FORCED MOVEMENT</text:p>
          </table:table-cell>
        </table:table-row>
        <table:table-row table:style-name="ro1">
          <table:table-cell table:style-name="ce2" office:value-type="string">
            <text:p><text:a xlink:href="http://dnd5e.wikidot.com/spell:toll-the-dead">Toll the Dead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NECROTIC DAMAGE</text:p>
          </table:table-cell>
        </table:table-row>
        <table:table-row table:style-name="ro1">
          <table:table-cell table:style-name="ce2" office:value-type="string">
            <text:p><text:a xlink:href="http://dnd5e.wikidot.com/spell:true-strike">True Strik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 up to 1 round</text:p>
          </table:table-cell>
          <table:table-cell table:style-name="ce2" office:value-type="string">
            <text:p>S</text:p>
          </table:table-cell>
          <table:table-cell/>
          <table:table-cell office:value-type="string">
            <text:p>EMPOWER OTHER</text:p>
          </table:table-cell>
        </table:table-row>
        <table:table-row table:style-name="ro1">
          <table:table-cell table:style-name="ce2" office:value-type="string">
            <text:p><text:a xlink:href="http://dnd5e.wikidot.com/spell:vicious-mockery">Vicious Mockery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/>
          <table:table-cell office:value-type="string">
            <text:p>PSYCHIC DAMAGE + CONDITIONAL DISADVANTAGE</text:p>
          </table:table-cell>
        </table:table-row>
        <table:table-row table:style-name="ro1">
          <table:table-cell table:style-name="ce2" office:value-type="string">
            <text:p><text:a xlink:href="http://dnd5e.wikidot.com/spell:virtue">Virtue (UA)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</text:p>
          </table:table-cell>
          <table:table-cell/>
          <table:table-cell office:value-type="string">
            <text:p>HEAL</text:p>
          </table:table-cell>
        </table:table-row>
        <table:table-row table:style-name="ro1">
          <table:table-cell table:style-name="ce2" office:value-type="string">
            <text:p><text:a xlink:href="http://dnd5e.wikidot.com/spell:word-of-radiance">Word of Radianc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5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M</text:p>
          </table:table-cell>
          <table:table-cell/>
          <table:table-cell office:value-type="string">
            <text:p>RADIANT DAMAGE CUBE</text:p>
          </table:table-cell>
        </table:table-row>
        <table:table-row table:style-name="ro1">
          <table:table-cell table:style-name="ce2" office:value-type="string">
            <text:p><text:a xlink:href="http://dnd5e.wikidot.com/spell:absorb-elements">Absorb Elements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Re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cid-stream">Acid Stream (UA)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line)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larm">Alarm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nimal-friendship">Animal Friendship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rcane-weapon">Arcane Weapon (UA)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rmor-of-agathys">Armor of Agathys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rms-of-hadar">Arms of Hadar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0-foot radius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ane">Bane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east-bond">Beast Bond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less">Bless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urning-hands">Burning Hands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5-foot co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atapult">Catapult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ause-fear">Cause Fear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eremony">Ceremony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haos-bolt">Chaos Bol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harm-person">Charm Person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hromatic-orb">Chromatic Orb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lor-spray">Color Spray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5-foot cone)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mmand">Command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mpelled-duel">Compelled Duel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mprehend-languages">Comprehend Languages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reate-or-destroy-water">Create or Destroy Water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ure-wounds">Cure Wounds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etect-evil-and-good">Detect Evil and Good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etect-magic">Detect Magic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etect-poison-and-disease">Detect Poison and Diseas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sguise-self">Disguise Self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ssonant-whispers">Dissonant Whispers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stort-value">Distort Value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vine-favor">Divine Favor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arth-tremor">Earth Tremor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0-foot radius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nsnaring-strike">Ensnaring Strik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ntangle">Entangl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xpeditious-retreat">Expeditious Retreat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aerie-fire">Faerie Fir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alse-life">False Life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eather-fall">Feather Fall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Re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nd-familiar">Find Familiar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Hour R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og-cloud">Fog Cloud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rost-fingers">Frost Fingers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5-foot co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ift-of-alacrity">Gift of Alacrity</text:a></text:p>
          </table:table-cell>
          <table:table-cell table:style-name="ce3" office:value-type="string">
            <text:p>Divination DC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oodberry">Goodberry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rease">Greas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uiding-bolt">Guiding Bol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uiding-hand-ua">Guiding Hand (UA)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5 feet</text:p>
          </table:table-cell>
          <table:table-cell table:style-name="ce5" office:value-type="string">
            <text:p>Concentration, up to 8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ail-of-thorns">Hail of Thorn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ealing-elixir-ua">Healing Elixir (UA)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ealing-word">Healing Wor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ellish-rebuke">Hellish Rebuk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Re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eroism">Heroism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ex">Hex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unters-mark">Hunter's Mark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ce-knife">Ice Knif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d-insinuation">Id Insinuation (UA)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dentify">Identify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llusory-script">Illusory Script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0 days</text:p>
          </table:table-cell>
          <table:table-cell table:style-name="ce2" office:value-type="string">
            <text:p>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fallible-relay">Infallible Relay (UA)</text:a></text:p>
          </table:table-cell>
          <table:table-cell table:style-name="ce3" office:value-type="string">
            <text:p>Divination T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flict-wounds">Inflict Wounds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jims-magic-missile">Jim's Magic Missil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jump">Jump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ongstrider">Longstrider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ge-armor">Mage Armor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gic-missile">Magic Missil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a xlink:href="http://dnd5e.wikidot.com/spell:magnify-gravity">Magnify Gravity</text:a></text:p>
          </table:table-cell>
          <table:table-cell table:style-name="ce3" office:value-type="string">
            <text:p>Transmutation DG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rotection-from-evil-and-good">Protection from Evil and Good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uppet">Puppet (UA)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urify-food-and-drink">Purify Food and Drink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ay-of-sickness">Ray of Sickness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emote-access">Remote Access (UA)</text:a></text:p>
          </table:table-cell>
          <table:table-cell table:style-name="ce3" office:value-type="string">
            <text:p>Transmutation 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anctuary">Sanctuary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earing-smite">Searing Smit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ense-emotion">Sense Emotion (UA)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hield">Shield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Re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hield-of-faith">Shield of Faith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ilent-image">Silent Image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ilvery-barbs">Silvery Barbs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Re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leep">Sleep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nare">Snare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Until dispelled or trigger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eak-with-animals">Speak with Animals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dden-awakening">Sudden Awakening (UA)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ashas-caustic-brew">Tasha's Caustic Brew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line)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ashas-hideous-laughter">Tasha's Hideous Laughter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ensers-floating-disk">Tenser's Floating Disk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hunderous-smite">Thunderous Smit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hunderwave">Thunderwav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5-foot cub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unearthly-chorus">Unearthly Chorus (UA)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radius)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unseen-servant">Unseen Servant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ild-cunning">Wild Cunning (UA)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itch-bolt">Witch Bol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rathful-smite">Wrathful Smit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zephyr-strike">Zephyr Strik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4" office:value-type="string">
            <text:p>Casting Time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ganazzars-scorcher">Aganazzar's Scorcher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id">Aid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ir-bubble">Air Bubbl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lter-self">Alter Self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nimal-messenger">Animal Messenger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rcane-hacking">Arcane Hacking (UA)</text:a></text:p>
          </table:table-cell>
          <table:table-cell table:style-name="ce3" office:value-type="string">
            <text:p>Transmutation 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rcane-lock">Arcane Lock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ugury">Augury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arkskin">Barkskin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east-sense">Beast Sens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lindness-deafness">Blindness/Deafness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lur">Blur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orrowed-knowledge">Borrowed Knowledg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randing-smite">Branding Smit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alm-emotions">Calm Emotions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loud-of-daggers">Cloud of Dagger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tinual-flame">Continual Flam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rdon-of-arrows">Cordon of Arrow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5 feet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rown-of-madness">Crown of Madness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arkness">Darkness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arkvision">Darkvision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etect-thoughts">Detect Thoughts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gital-phantom">Digital Phantom (UA)</text:a></text:p>
          </table:table-cell>
          <table:table-cell table:style-name="ce3" office:value-type="string">
            <text:p>Abjuration 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ragons-breath">Dragon's Breat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ust-devil">Dust Devil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arthbind">Earthbind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nhance-ability">Enhance Ability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nlarge-reduce">Enlarge/Reduc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nthrall">Enthrall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nd-steed">Find Steed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nd-traps">Find Traps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nd-vehicle">Find Vehicle (UA)</text:a></text:p>
          </table:table-cell>
          <table:table-cell table:style-name="ce3" office:value-type="string">
            <text:p>Conjuration T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lame-blade">Flame Blad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laming-sphere">Flaming Spher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lock-of-familiars">Flock of Familiar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ortunes-favor">Fortune's Favor</text:a></text:p>
          </table:table-cell>
          <table:table-cell table:style-name="ce3" office:value-type="string">
            <text:p>Divination D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entle-repose">Gentle Repose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0 day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ift-of-gab">Gift of Gab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Re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ust-of-wind">Gust of Win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60-foot line)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ealing-spirit">Healing Spirit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eat-metal">Heat Metal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old-person">Hold Person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cingdeath-s-frost">Icingdeath's Frost (UA)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5-foot co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S, 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a xlink:href="http://dnd5e.wikidot.com/spell:immovable-object">Immovable Object</text:a></text:p>
          </table:table-cell>
          <table:table-cell table:style-name="ce3" office:value-type="string">
            <text:p>Transmutation DG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visibility">Invisibility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jims-glowing-coin">Jim's Glowing Coin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kinetic-jaunt">Kinetic Jaunt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knock">Knock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esser-restoration">Lesser Restoration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evitate">Levitat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ocate-animals-or-plants">Locate Animals or Plants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ocate-object">Locate Object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gic-mouth">Magic Mouth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gic-weapon">Magic Weapon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ximillians-earthen-grasp">Maximillian's Earthen Grasp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elfs-acid-arrow">Melf's Acid Arrow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ental-barrier">Mental Barrier (UA)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Re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ind-spike">Mind Spik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ind-thrust">Mind Thrust (UA)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irror-image">Mirror Image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isty-step">Misty Step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oonbeam">Moonbeam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nathairs-mischief">Nathair's Mischief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f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nathairs-mischief-ua">Nathair's Mischief (UA)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nystuls-magic-aura">Nystul's Magic Aura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ass-without-trace">Pass Without Trace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hantasmal-force">Phantasmal Force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rayer-of-healing">Prayer of Healing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rotection-from-poison">Protection from Poison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yrotechnics">Pyrotechnic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ay-of-enfeeblement">Ray of Enfeeblement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imes-binding-ice">Rime's Binding Ic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co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ope-trick">Rope Trick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corching-ray">Scorching Ray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ee-invisibility">See Invisibility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hadow-blade">Shadow Blade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hatter">Shatter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ilence">Silence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kywrite">Skywrit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Sight</text:p>
          </table:table-cell>
          <table:table-cell table:style-name="ce5" office:value-type="string">
            <text:p>Concentration, up to 1 day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nillocs-snowball-storm">Snilloc's Snowball Storm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ider-climb">Spider Climb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ike-growth">Spike Growt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iritual-weapon">Spiritual Weapon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ray-of-cards">Spray Of Card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5-foot co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ray-of-cards-ua">Spray of Cards (UA)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-foot cone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ggestion">Suggestion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8 hours</text:p>
          </table:table-cell>
          <table:table-cell table:style-name="ce2" office:value-type="string">
            <text:p>V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beast">Summon Beast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ashas-mind-whip">Tasha's Mind Whip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hought-shield">Thought Shield (UA)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vortex-warp">Vortex Warp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rding-bond">Warding Bond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rding-wind">Warding Win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rp-sense">Warp Sens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eb">Web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ither-and-bloom">Wither and Bloom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ristpocket">Wristpocket</text:a></text:p>
          </table:table-cell>
          <table:table-cell table:style-name="ce3" office:value-type="string">
            <text:p>Conjuration D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zone-of-truth">Zone of Truth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4" office:value-type="string">
            <text:p>Casting Time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nimate-dead">Animate Dead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ntagonize">Antagonize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ntagonize-ua">Antagonize (UA)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shardalons-stride">Ashardalon's Strid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ura-of-vitality">Aura of Vitality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radius)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eacon-of-hope">Beacon of Hope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estow-curse">Bestow Curse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linding-smite">Blinding Smit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link">Blink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all-lightning">Call Lightning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atnap">Catnap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lairvoyance">Clairvoyanc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1 mile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animals">Conjure Animal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barrage">Conjure Barrag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60-foot co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lesser-demon">Conjure Lesser Demon (UA)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unterspell">Counterspell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Re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reate-food-and-water">Create Food and Water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rusaders-mantle">Crusader's Mantl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aylight">Dayligh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spel-magic">Dispel Magic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lemental-weapon">Elemental Weapon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nemies-abound">Enemies Abound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rupting-earth">Erupting Eart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ast-friends">Fast Friends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ear">Fear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cone)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eign-death">Feign Death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reball">Fireball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lame-arrows">Flame Arrow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lame-stride">Flame Stride (UA)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ly">Fly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reedom-of-the-waves">Freedom of the Waves (HB)</text:a></text:p>
          </table:table-cell>
          <table:table-cell table:style-name="ce3" office:value-type="string">
            <text:p>Conjuration HB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alders-tower">Galder's Tower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aseous-form">Gaseous Form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lyph-of-warding">Glyph of Warding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Until dispelled or trigger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aste">Hast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aywire">Haywire (UA)</text:a></text:p>
          </table:table-cell>
          <table:table-cell table:style-name="ce3" office:value-type="string">
            <text:p>Enchantment 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ouse-of-cards-ua">House of Cards (UA)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unger-of-hadar">Hunger Of Hadar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ypnotic-pattern">Hypnotic Pattern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cite-greed">Incite Greed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tellect-fortress">Intellect Fortress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visibility-to-cameras">Invisibility To Cameras (UA)</text:a></text:p>
          </table:table-cell>
          <table:table-cell table:style-name="ce3" office:value-type="string">
            <text:p>Illusion 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eomunds-tiny-hut">Leomund's Tiny Hu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Self (10-foot radius hemisphere)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ife-transference">Life Transference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ightning-arrow">Lightning Arrow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ightning-bolt">Lightning Bol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00-foot li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gic-circle">Magic Circle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jor-image">Major Image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ss-healing-word">Mass Healing Wor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eld-into-stone">Meld into Ston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elfs-minute-meteors">Melf's Minute Meteors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20 feet)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otivational-speech">Motivational Speech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nondetection">Nondetection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hantom-steed">Phantom Steed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lant-growth">Plant Growt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 or 8 Hours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rotection-from-ballistics">Protection from Ballistics (UA)</text:a></text:p>
          </table:table-cell>
          <table:table-cell table:style-name="ce3" office:value-type="string">
            <text:p>Abjuration 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rotection-from-energy">Protection from Energy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sionic-blast">Psionic Blast (UA)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co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ulse-wave">Pulse Wave</text:a></text:p>
          </table:table-cell>
          <table:table-cell table:style-name="ce3" office:value-type="string">
            <text:p>Evocation D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co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emove-curse">Remove Curse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evivify">Revivify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ending">Sending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Unlimited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leet-storm">Sleet Storm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low">Slow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eak-with-dead">Speak with Dead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eak-with-plants">Speak with Plant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radius)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irit-guardians">Spirit Guardian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5-foot radius)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irit-shroud">Spirit Shroud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tinking-cloud">Stinking Cloud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fey">Summon Fey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lesser-demons">Summon Lesser Demon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shadowspawn">Summon Shadowspawn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undead">Summon Undead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warrior-spirit">Summon Warrior Spirit (UA)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hunder-step">Thunder Step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idal-wave">Tidal Wav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iny-servant">Tiny Servant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ongues">Tongues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vampiric-touch">Vampiric Touch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ll-of-sand">Wall of San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ll-of-water">Wall of Water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ter-breathing">Water Breathing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ter-walk">Water Walk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ind-wall">Wind Wall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4" office:value-type="string">
            <text:p>Casting Time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rcane-eye">Arcane Ey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ura-of-life">Aura of Life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radius)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ura-of-purity">Aura of Purity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radius)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anishment">Banishment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light">Blight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harm-monster">Charm Monster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mpulsion">Compulsion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fusion">Confusion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barlgura">Conjure Barlgura (UA)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knowbot">Conjure Knowbot (UA)</text:a></text:p>
          </table:table-cell>
          <table:table-cell table:style-name="ce3" office:value-type="string">
            <text:p>Conjuration 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minor-elementals">Conjure Minor Elemental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shadow-demon">Conjure Shadow Demon (UA)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woodland-beings">Conjure Woodland Being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trol-water">Control Water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eath-ward">Death Ward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mension-door">Dimension Door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50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vination">Divination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ominate-beast">Dominate Beast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go-whip">Ego Whip (UA)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lemental-bane">Elemental Ban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vards-black-tentacles">Evard's Black Tentacle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abricate">Fabricat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nd-greater-steed">Find Greater Steed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re-shield">Fire Shiel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reedom-of-movement">Freedom of Movement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alders-speedy-courier">Galder's Speedy Courier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ate-seal">Gate Seal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iant-insect">Giant Insect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rasping-vine">Grasping Vin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ravity-sinkhole">Gravity Sinkhole</text:a></text:p>
          </table:table-cell>
          <table:table-cell table:style-name="ce3" office:value-type="string">
            <text:p>Evocation DG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reater-invisibility">Greater Invisibility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uardian-of-faith">Guardian of Faith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uardian-of-nature">Guardian of Natur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allucinatory-terrain">Hallucinatory Terrain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30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ce-storm">Ice Storm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eomunds-secret-chest">Leomund's Secret Chest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ocate-creature">Locate Creatur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ordenkainens-faithful-hound">Mordenkainen's Faithful Hound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ordenkainens-private-sanctum">Mordenkainen's Private Sanctum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otilukes-resilient-sphere">Otiluke's Resilient Spher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hantasmal-killer">Phantasmal Killer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olymorph">Polymorp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aulothims-psychic-lance">Raulothim's Psychic Lance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aulothims-psychic-lance-ua">Raulothim's Psychic Lance (UA)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hadow-of-moil">Shadow Of Moil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ickening-radiance">Sickening Radianc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irit-of-death">Spirit Of Death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pirit-of-death-ua">Spirit of Death (UA)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taggering-smite">Staggering Smit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tone-shape">Stone Shap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toneskin">Stoneskin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torm-sphere">Storm Spher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aberration">Summon Aberration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construct">Summon Construct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elemental">Summon Elemental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greater-demon">Summon Greater Demon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ynchronicity">Synchronicity (UA)</text:a></text:p>
          </table:table-cell>
          <table:table-cell table:style-name="ce3" office:value-type="string">
            <text:p>Enchantment 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ystem-backdoor">System Backdoor (UA)</text:a></text:p>
          </table:table-cell>
          <table:table-cell table:style-name="ce3" office:value-type="string">
            <text:p>Transmutation T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vitriolic-sphere">Vitriolic Spher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ll-of-fire">Wall of Fir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tery-sphere">Watery Spher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idogast-s-vault-of-amber-hb">Widogast's Vault of Amber (HB)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idogast-s-web-of-fire-hb">Widogast's Web of Fire (HB)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4" office:value-type="string">
            <text:p>Casting Time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nimate-objects">Animate Object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ntilife-shell">Antilife Shell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0-foot radius)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waken">Awaken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8 Hours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anishing-smite">Banishing Smite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igbys-hand">Bigby's Han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ircle-of-power">Circle of Power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radius)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loudkill">Cloudkill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mmune">Commun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mmune-with-city">Commune with City (UA)</text:a></text:p>
          </table:table-cell>
          <table:table-cell table:style-name="ce3" office:value-type="string">
            <text:p>Divination T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mmune-with-nature">Commune with Natur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e-of-cold">Cone of Col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60-foot co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elemental">Conjure Elemental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volley">Conjure Volley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vrock">Conjure Vrock (UA)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tact-other-plane">Contact Other Plan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tagion">Contagion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7 day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trol-winds">Control Wind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reate-spelljamming-helm">Create Spelljamming Helm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S,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reation">Creation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Special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anse-macabre">Danse Macabre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awn">Dawn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estructive-wave">Destructive Wav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30-foot radius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spel-evil-and-good">Dispel Evil and Good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ominate-person">Dominate Person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ream">Dream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Special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nervation">Enervation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ar-step">Far Step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lame-strike">Flame Strik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reedom-of-the-winds">Freedom of the Winds (HB)</text:a></text:p>
          </table:table-cell>
          <table:table-cell table:style-name="ce3" office:value-type="string">
            <text:p>Abjuration HB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eas">Geas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30 day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reater-restoration">Greater Restoration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allow">Hallow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24 Hours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old-monster">Hold Monster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oly-weapon">Holy Weapon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mmolation">Immolation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fernal-calling">Infernal Calling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sect-plague">Insect Plagu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legend-lore">Legend Lore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elstrom">Maelstrom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ss-cure-wounds">Mass Cure Wounds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islead">Mislead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odify-memory">Modify Memory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negative-energy-flood">Negative Energy Flood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asswall">Passwall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lanar-binding">Planar Binding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aise-dead">Raise Dead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arys-telepathic-bond">Rary's Telepathic Bond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 R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eincarnate">Reincarnat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crying">Scrying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eeming">Seeming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hutdown">Shutdown (UA)</text:a></text:p>
          </table:table-cell>
          <table:table-cell table:style-name="ce3" office:value-type="string">
            <text:p>Transmutation 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kill-empowerment">Skill Empowerment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teel-wind-strike">Steel Wind Strik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celestial">Summon Celestial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draconic-spirit">Summon Draconic Spirit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draconic-spirit-ua">Summon Draconic Spirit (UA)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wift-quiver">Swift Quiver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ynaptic-static">Synaptic Static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elekinesis">Telekinesi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eleportation-circle">Teleportation Circl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a xlink:href="http://dnd5e.wikidot.com/spell:temporal-shunt">Temporal Shunt</text:a></text:p>
          </table:table-cell>
          <table:table-cell table:style-name="ce3" office:value-type="string">
            <text:p>Transmutation DC</text:p>
          </table:table-cell>
          <table:table-cell table:style-name="ce5" office:value-type="string">
            <text:p>1 Re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ransmute-rock">Transmute Rock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ree-stride">Tree Strid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ll-of-force">Wall of Forc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ll-of-light">Wall of Ligh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ll-of-stone">Wall of Ston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rath-of-nature">Wrath Of Natur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4" office:value-type="string">
            <text:p>Casting Time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rcane-gate">Arcane Gat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50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lade-barrier">Blade Barrier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ones-of-the-earth">Bones of the Eart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hain-lightning">Chain Lightning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ircle-of-death">Circle of Death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fey">Conjure Fey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tingency">Contingency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0 day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reate-homunculus">Create Homunculu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reate-undead">Create Undead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sintegrate">Disintegrat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rawmijs-instant-summons">Drawmij's Instant Summon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Minute 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ruid-grove">Druid Grove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yebite">Eyebite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nd-the-path">Find the Path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day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zbans-platinum-shield">Fizban's Platinum Shield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60f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zban-s-platinum-shield-ua">Fizban's Platinum Shield (UA)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lesh-to-stone">Flesh to Ston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orbiddance">Forbiddance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0 Minutes 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day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lobe-of-invulnerability">Globe of Invulnerability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0-foot radius)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ravity-fissure">Gravity Fissure</text:a></text:p>
          </table:table-cell>
          <table:table-cell table:style-name="ce3" office:value-type="string">
            <text:p>Evocation DG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00-foot li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uards-and-wards">Guards and Wards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arm">Harm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eal">Heal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eroes-feast">Heroes' Feast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vestiture-of-flame">Investiture of Flam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vestiture-of-ice">Investiture of Ic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vestiture-of-stone">Investiture of Ston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vestiture-of-wind">Investiture of Wind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gic-jar">Magic Jar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ss-suggestion">Mass Suggestion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ental-prison">Mental Prison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ove-earth">Move Eart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2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otherworldly-form">Otherworldly Form (UA)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otilukes-freezing-sphere">Otiluke's Freezing Spher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ottos-irresistible-dance">Otto's Irresistible Dance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lanar-ally">Planar Ally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rimordial-ward">Primordial Ward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rogrammed-illusion">Programmed Illusion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sychic-crush">Psychic Crush (UA)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catter">Scatter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oul-cage">Soul Cage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Special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mmon-fiend">Summon Fiend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nbeam">Sunbeam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60-foot line)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ashas-otherworldly-guise">Tasha's Otherworldly Guis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ensers-transformation">Tenser's Transformation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ransport-via-plants">Transport via Plant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1 round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rue-seeing">True Seeing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ll-of-ice">Wall of Ic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all-of-thorns">Wall of Thorn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idogast-s-transmogrification-hb">Widogast's Transmogrification (HB)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ind-walk">Wind Walk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ord-of-recall">Word of Recall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5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4" office:value-type="string">
            <text:p>Casting Time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celestial">Conjure Celestial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jure-hezrou">Conjure Hezrou (UA)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reate-magen">Create Magen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rown-of-stars">Crown of Stars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elayed-blast-fireball">Delayed Blast Fireball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ivine-word">Divine Wor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raconic-transformation">Draconic Transformation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raconic-transformation-ua">Draconic Transformation (UA)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ream-of-the-blue-veil">Dream of the Blue Veil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20 feet</text:p>
          </table:table-cell>
          <table:table-cell table:style-name="ce5" office:value-type="string">
            <text:p>6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therealness">Etherealnes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Up to 8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nger-of-death">Finger of Death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ire-storm">Fire Storm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orcecage">Forcecag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0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irage-arcane">Mirage Arcane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Sight</text:p>
          </table:table-cell>
          <table:table-cell table:style-name="ce5" office:value-type="string">
            <text:p>10 day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ordenkainens-magnificent-mansion">Mordenkainen's Magnificent Mansion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30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ordenkainens-sword">Mordenkainen's Swor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lane-shift">Plane Shift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ower-word-pain">Power Word: Pain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rismatic-spray">Prismatic Spray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60-foot cone)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roject-image">Project Image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500 Miles</text:p>
          </table:table-cell>
          <table:table-cell table:style-name="ce5" office:value-type="string">
            <text:p>Concentration, up to 1 day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egenerate">Regenerat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esurrection">Resurrection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everse-gravity">Reverse Gravity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0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equester">Sequester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imulacrum">Simulacrum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2 hours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ymbol">Symbol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Until dispelled or trigger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eleport">Teleport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emple-of-the-gods">Temple of the God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ether-essence">Tether Essence</text:a></text:p>
          </table:table-cell>
          <table:table-cell table:style-name="ce3" office:value-type="string">
            <text:p>Necromancy D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hirlwind">Whirlwind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M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4" office:value-type="string">
            <text:p>Casting Time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bi-dalzims-horrid-wilting">Abi-Dalzim's Horrid Wilting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nimal-shapes">Animal Shape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24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ntimagic-field">Antimagic Field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 (10-foot radius sphere)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ntipathy-sympathy">Antipathy/Sympathy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0 Day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lone">Clone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control-weather">Control Weather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0 Minutes</text:p>
          </table:table-cell>
          <table:table-cell table:style-name="ce5" office:value-type="string">
            <text:p>Self (5 mile radius)</text:p>
          </table:table-cell>
          <table:table-cell table:style-name="ce5" office:value-type="string">
            <text:p>Concentration, Up to 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ark-star">Dark Star</text:a></text:p>
          </table:table-cell>
          <table:table-cell table:style-name="ce3" office:value-type="string">
            <text:p>Evocation DG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emiplane">Demiplan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dominate-monster">Dominate Monster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earthquake">Earthquake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50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eeblemind">Feeblemind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libness">Glibness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1 hour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holy-aura">Holy Aura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llusory-dragon">Illusory Dragon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cendiary-cloud">Incendiary Cloud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ddening-darkness">Maddening Darkness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ze">Maz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ighty-fortress">Mighty Fortress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1 mile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ind-blank">Mind Blank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ower-word-stun">Power Word: Stun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eality-break">Reality Break</text:a></text:p>
          </table:table-cell>
          <table:table-cell table:style-name="ce3" office:value-type="string">
            <text:p>Conjuration DC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unburst">Sunburst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5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elepathy">Telepathy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Unlimited</text:p>
          </table:table-cell>
          <table:table-cell table:style-name="ce5" office:value-type="string">
            <text:p>24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sunami">Tsunami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ight</text:p>
          </table:table-cell>
          <table:table-cell table:style-name="ce5" office:value-type="string">
            <text:p>Concentration, up to 6 round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4" office:value-type="string">
            <text:p>Casting Time</text:p>
          </table:table-cell>
          <table:table-cell table:style-name="ce4" office:value-type="string">
            <text:p>Range</text:p>
          </table:table-cell>
          <table:table-cell table:style-name="ce4" office:value-type="string">
            <text:p>Duration</text:p>
          </table:table-cell>
          <table:table-cell table:style-name="ce1" office:value-type="string">
            <text:p>Compone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astral-projection">Astral Projection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10 feet</text:p>
          </table:table-cell>
          <table:table-cell table:style-name="ce5" office:value-type="string">
            <text:p>Special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blade-of-disaster">Blade of Disaster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Bonus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foresight">Foresight</text:a></text:p>
          </table:table-cell>
          <table:table-cell table:style-name="ce3" office:value-type="string">
            <text:p>Divin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8 hour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gate">Gat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mprisonment">Imprisonment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Minute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Until dispelled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invulnerability">Invulnerability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0 minute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ss-heal">Mass Heal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ass-polymorph">Mass Polymorp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meteor-swarm">Meteor Swarm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 mile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ower-word-heal">Power Word: Heal</text:a></text:p>
          </table:table-cell>
          <table:table-cell table:style-name="ce3" office:value-type="string">
            <text:p>Evoc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ower-word-kill">Power Word: Kill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rismatic-wall">Prismatic Wall</text:a></text:p>
          </table:table-cell>
          <table:table-cell table:style-name="ce3" office:value-type="string">
            <text:p>Ab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60 feet</text:p>
          </table:table-cell>
          <table:table-cell table:style-name="ce5" office:value-type="string">
            <text:p>10 minutes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psychic-scream">Psychic Scream</text:a></text:p>
          </table:table-cell>
          <table:table-cell table:style-name="ce3" office:value-type="string">
            <text:p>Enchantment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ravenous-void">Ravenous Void</text:a></text:p>
          </table:table-cell>
          <table:table-cell table:style-name="ce3" office:value-type="string">
            <text:p>Evocation DG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,00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hapechange">Shapechange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storm-of-vengeance">Storm of Vengeance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ight</text:p>
          </table:table-cell>
          <table:table-cell table:style-name="ce5" office:value-type="string">
            <text:p>Concentration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ime-ravage">Time Ravage</text:a></text:p>
          </table:table-cell>
          <table:table-cell table:style-name="ce3" office:value-type="string">
            <text:p>Necromancy DC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90 feet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ime-stop">Time Stop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rue-polymorph">True Polymorph</text:a></text:p>
          </table:table-cell>
          <table:table-cell table:style-name="ce3" office:value-type="string">
            <text:p>Transmut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30 feet</text:p>
          </table:table-cell>
          <table:table-cell table:style-name="ce5" office:value-type="string">
            <text:p>Concentration, up to 1 hour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true-resurrection">True Resurrection</text:a></text:p>
          </table:table-cell>
          <table:table-cell table:style-name="ce3" office:value-type="string">
            <text:p>Necromancy</text:p>
          </table:table-cell>
          <table:table-cell table:style-name="ce5" office:value-type="string">
            <text:p>1 Hour</text:p>
          </table:table-cell>
          <table:table-cell table:style-name="ce5" office:value-type="string">
            <text:p>Touch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, S, 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eird">Weird</text:a></text:p>
          </table:table-cell>
          <table:table-cell table:style-name="ce3" office:value-type="string">
            <text:p>Illus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120 feet</text:p>
          </table:table-cell>
          <table:table-cell table:style-name="ce5" office:value-type="string">
            <text:p>Concentration, up to 1 minute</text:p>
          </table:table-cell>
          <table:table-cell table:style-name="ce2" office:value-type="string">
            <text:p>V, 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dnd5e.wikidot.com/spell:wish">Wish</text:a></text:p>
          </table:table-cell>
          <table:table-cell table:style-name="ce3" office:value-type="string">
            <text:p>Conjuration</text:p>
          </table:table-cell>
          <table:table-cell table:style-name="ce5" office:value-type="string">
            <text:p>1 Action</text:p>
          </table:table-cell>
          <table:table-cell table:style-name="ce5" office:value-type="string">
            <text:p>Self</text:p>
          </table:table-cell>
          <table:table-cell table:style-name="ce5" office:value-type="string">
            <text:p>Instantaneous</text:p>
          </table:table-cell>
          <table:table-cell table:style-name="ce2" office:value-type="string">
            <text:p>V</text:p>
          </table:table-cell>
          <table:table-cell table:number-columns-repeated="2"/>
        </table:table-row>
        <table:table-row table:style-name="ro1" table:number-rows-repeated="104798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16">07/16/2024</text:date>, <text:time>18:2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05T01:37:17.02</meta:creation-date>
    <dc:date>2024-07-16T18:27:41.80</dc:date>
    <meta:editing-duration>P5DT22H14M57S</meta:editing-duration>
    <meta:editing-cycles>4</meta:editing-cycles>
    <meta:generator>OpenOffice/4.1.13$Win32 OpenOffice.org_project/4113m1$Build-9810</meta:generator>
    <meta:document-statistic meta:table-count="3" meta:cell-count="3584" meta:object-count="0"/>
  </office:meta>
</office:document-meta>
</file>